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Tahoma" style:font-name-complex="Tahoma" fo:color="#333333" fo:font-size="10.5pt" style:font-size-asian="10.5pt" style:font-size-complex="10.5pt" fo:background-color="#FFFFFF"/>
    </style:style>
    <style:style style:name="T3" style:parent-style-name="apple-converted-space" style:family="text">
      <style:text-properties style:font-name="Tahoma" style:font-name-complex="Tahoma" fo:color="#333333" fo:font-size="10.5pt" style:font-size-asian="10.5pt" style:font-size-complex="10.5pt" fo:background-color="#FFFFFF"/>
    </style:style>
    <style:style style:name="T4" style:parent-style-name="Absatz-Standardschriftart" style:family="text">
      <style:text-properties style:font-name="Tahoma" style:font-name-complex="Tahoma" fo:color="#333333" fo:font-size="10.5pt" style:font-size-asian="10.5pt" style:font-size-complex="10.5pt"/>
    </style:style>
    <style:style style:name="T5" style:parent-style-name="Absatz-Standardschriftart" style:family="text">
      <style:text-properties style:font-name="Tahoma" style:font-name-complex="Tahoma" fo:color="#333333" fo:font-size="10.5pt" style:font-size-asian="10.5pt" style:font-size-complex="10.5pt" fo:background-color="#FFFFFF"/>
    </style:style>
    <style:style style:name="T6" style:parent-style-name="Absatz-Standardschriftart" style:family="text">
      <style:text-properties style:font-name="Tahoma" style:font-name-complex="Tahoma" fo:color="#333333" fo:font-size="10.5pt" style:font-size-asian="10.5pt" style:font-size-complex="10.5pt"/>
    </style:style>
    <style:style style:name="T7" style:parent-style-name="Absatz-Standardschriftart" style:family="text">
      <style:text-properties style:font-name="Tahoma" style:font-name-complex="Tahoma" fo:color="#333333" fo:font-size="10.5pt" style:font-size-asian="10.5pt" style:font-size-complex="10.5pt" fo:background-color="#FFFFFF"/>
    </style:style>
    <style:style style:name="P8" style:parent-style-name="Standard" style:family="paragraph">
      <style:text-properties style:font-name="Tahoma" style:font-name-complex="Tahoma" fo:color="#333333" fo:font-size="10.5pt" style:font-size-asian="10.5pt" style:font-size-complex="10.5pt" fo:background-color="#FFFFFF"/>
    </style:style>
    <style:style style:name="P9" style:parent-style-name="Standard" style:family="paragraph">
      <style:text-properties style:font-name="Tahoma" style:font-name-complex="Tahoma" fo:color="#333333" fo:font-size="10.5pt" style:font-size-asian="10.5pt" style:font-size-complex="10.5pt" fo:background-color="#FFFFFF"/>
    </style:style>
    <style:style style:name="P10" style:parent-style-name="Standard" style:family="paragraph">
      <style:text-properties style:font-name="Tahoma" style:font-name-complex="Tahoma" fo:color="#333333" fo:font-size="10.5pt" style:font-size-asian="10.5pt" style:font-size-complex="10.5pt" fo:background-color="#FFFFFF"/>
    </style:style>
    <style:style style:name="T11" style:parent-style-name="Absatz-Standardschriftart" style:family="text">
      <style:text-properties style:font-name="Tahoma" style:font-name-complex="Tahoma" fo:color="#333333" fo:font-size="10.5pt" style:font-size-asian="10.5pt" style:font-size-complex="10.5pt" fo:background-color="#FFFFFF"/>
    </style:style>
    <style:style style:name="T12" style:parent-style-name="Absatz-Standardschriftart" style:family="text">
      <style:text-properties style:font-name="Tahoma" style:font-name-complex="Tahoma" fo:color="#333333" fo:font-size="10pt" style:font-size-asian="10pt" style:font-size-complex="10.5pt" fo:background-color="#FFFFFF"/>
    </style:style>
    <style:style style:name="T13" style:parent-style-name="Absatz-Standardschriftart" style:family="text">
      <style:text-properties style:font-name="Tahoma" style:font-name-complex="Tahoma" fo:color="#333333" fo:font-size="10.5pt" style:font-size-asian="10.5pt" style:font-size-complex="10.5pt" fo:background-color="#FFFFFF"/>
    </style:style>
    <style:style style:name="T14" style:parent-style-name="Absatz-Standardschriftart" style:family="text">
      <style:text-properties style:font-name="Tahoma" style:font-name-complex="Tahoma" fo:color="#333333" fo:font-size="10.5pt" style:font-size-asian="10.5pt" style:font-size-complex="10.5pt" fo:background-color="#FFFFFF"/>
    </style:style>
    <style:style style:name="T15" style:parent-style-name="Absatz-Standardschriftart" style:family="text">
      <style:text-properties style:font-name="Tahoma" style:font-name-complex="Tahoma" fo:color="#333333" fo:font-size="10.5pt" style:font-size-asian="10.5pt" style:font-size-complex="10.5pt" fo:background-color="#FFFFFF"/>
    </style:style>
  </office:automatic-styles>
  <office:body>
    <office:text text:use-soft-page-breaks="true">
      <text:p text:style-name="P1"><text:span text:style-name="T2">&lt;&lt;Als kleiner Junge wurden seine Eltern von den Bestien des Nordens kaltblütig ermordet, während er ausser Haus war. Er sehnte sich nach Rache und wollte sich an den Bestien rächen aber konnte nicht, da er noch keinerlei Kampferfahrung hatte und noch nichts von seiner Fähigkeit, sich in einen Drachen zu verwandeln wusste. So ging er beim Nördlichen Grossmeister der Kampfkunst des Schwertes, Ragnarök in die Lehre. Nach vielen harten Jahren des Trainings meisterte er das Schwert wie kein Zweiter. Durch dieses Talent kam aber auch grosse Arroganz und er ging Hals über Kopf in den Kampf gegen die Bestien. Er überschätze die Stärke dieser komplett und starb beinahe im Kampf gegen sie. Ragnarök kam ihm rechtzeitig zur Hilfe, starb aber im Kampf gegen die Bestien. Aus Trauer über Ragnarök`s Tod, entfachte in ihm die uralte Kraft eines Drachens. Mit dieser Kraft war es ihm möglich die Bestien zu besiegen. Dadurch, dass es das erste Mal war, das er sich in einen Drachen verwandelt hatte, konnte er die Kraft nicht kontrollieren und zerstörte zahlreiche Dörfer und Städte des nördlichen Kontinents. Aus Angst vor den Konsequenzen verliess er das Land und reiste durch die Welt. Auf seiner langen Reise lernte er langsam seine Kraft zu kontrollieren. Er machte sich langsam einen Ruf und wurde von den Königreichen der Welt in Kriegen angeheuert. Dadurch, dass er von verschiedenen Rassen und Völkern angeheuert wurde, war er sehr neutral gegenüber den anderen Völkern gestimmt(ausser natürlich den Bestien)</text:span><text:span text:style-name="T3"> </text:span><text:span text:style-name="T4"><text:line-break/></text:span><text:span text:style-name="T5">Er ging also von Land zu Land und kämpfte in unzähligen Schlachten welche ihm dutzende Narben an seinem ganzen Körper bescherte. Doch schlimmer als seine körperlichen Narben waren seine seelischen. Er erlebte viel Tod auf seinen Reisen auch von Leuten, die er sehr schnell ins Herz schloss. Da er nicht mehr zusehen wollte wie jemand starb zog er sich immer mehr zurück und konzentrierte sich nur auf sich.</text:span><text:span text:style-name="T6"><text:line-break/></text:span><text:span text:style-name="T7">Durch seine unzähligen Kämpfe war er zu einem starken Krieger gewachsen und beherrschte seine Drachengestalt so perfekt, dass er sich auch nur teilweise verwandeln konnte. In der ganzen Zeit fehlte ihm aber immer etwas und so machte er sich auf die Suche nach seinen Vorfahren. Während seiner Zeit als Söldner hörte er viele Geschichten eines Reiches namens Rahasia, in dem es ein Volk gibt, das sich auch in Drachen verwandeln kann. Also machte er sich auf den Weg nach Rahasia. Dort angekommen war er fasziniert von der Schönheit Rahasias. Nun sucht er dort nach seinem Volk und bereist Rahasia…<text:s/></text:span></text:p>
      <text:p text:style-name="P8">[In Rahasia]</text:p>
      <text:p text:style-name="P9">In Rahasia besuchte ich die erste Stadt Tyr wo ich mich den Melonenkrieger anschloss und so unter Königin Aranae und Meister Gimli zu dienen. Jedoch kann ich nicht lange an einem Ort verweilen und so reiste ich in die Bestienstadt Iblis und traf dort einen weiteren Drachen, namens Saragor. Ich verstand mich ziemlich gut mit ihm und wir fingen an Pläne gegen die Bestien zu schmieden. Ich blieb nicht lange in der Stadt und reiste weiter nach Tyr, wo ich seltsamerweise einen Dämon namens Karshh. Ich traf mich mit Saragor und zu zweit gingen wir zurück nach Tyr und stellten Karshh zur Rede welcher uns wichtige Informationen über Saragors warscheinliches Ziel den Schattenkult gab.<text:s/></text:p>
      <text:p text:style-name="P10">Nach dem wir von Karshh Informationen erhalten hatten, ging ich zurück zum Orden um dort Runen von Meister Gimli zu erlernen, damit ich auch meine Pläne erreichen kann…</text:p>
      <text:p text:style-name="Standard"><text:span text:style-name="T11">Einige Zeit nach dem ich von Meister Gimli die Grundlagen der Runenmagie erlernt hatte machte ich mich wieder auf dem Weg zur Behausung von Karshh um weitere Informationen zu erhalten, jedoch musste ich feststellen, dass er nicht anwesend war und ich und Saragor der Verdacht schöpften, dass er in die<text:s/></text:span><text:span text:style-name="T12">Bestienstadt</text:span><text:span text:style-name="T13"><text:s/>Iblis geflohen war. Also verfolgten wir Karshh und wollten ihn zur Rede stellen jedoch ohne Erfolg, da die Wachen uns vorher bemerkten.</text:span><text:span text:style-name="T14"><text:s/>Wir flohen und zerstörten dabei einige Katapulte des Bestienkönigs. Saragor wollte jedoch noch mehr und ging zurück zur Stadt um diese zu zerstören. Danach trennten sich unsere Wege und ich ging zurück nach Tyr.<text:s/></text:span><text:span text:style-name="T15"><text:s/>&gt;&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apple-converted-space" style:display-name="apple-converted-spac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SS-IFZ526016 Sascha Jäger</meta:initial-creator>
    <dc:creator>WISS-IFZ526016 Sascha Jäger</dc:creator>
    <meta:creation-date>2015-11-29T20:07:00Z</meta:creation-date>
    <dc:date>2015-11-29T20:48:00Z</dc:date>
    <meta:template xlink:href="Normal" xlink:type="simple"/>
    <meta:editing-cycles>3</meta:editing-cycles>
    <meta:editing-duration>PT0S</meta:editing-duration>
    <meta:document-statistic meta:page-count="1" meta:paragraph-count="8" meta:word-count="555" meta:character-count="4046" meta:row-count="29" meta:non-whitespace-character-count="3499"/>
  </office:meta>
</office:document-meta>
</file>